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07CFF101FC0CA04F347.png" manifest:media-type="image/png"/>
  <manifest:file-entry manifest:full-path="Pictures/10000001000001D9000001538EB59C1D2D9762C9.png" manifest:media-type="image/png"/>
  <manifest:file-entry manifest:full-path="Pictures/100000010000036A0000014956C9422877930415.png" manifest:media-type="image/png"/>
  <manifest:file-entry manifest:full-path="Pictures/10000001000002040000012A01FCF37C997B02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fd85" officeooo:paragraph-rsid="0005fd85" style:font-size-asian="17.5pt" style:font-size-complex="20pt"/>
    </style:style>
    <style:style style:name="P2" style:family="paragraph" style:parent-style-name="Standard">
      <style:text-properties fo:font-size="20pt" officeooo:rsid="0005fd85" officeooo:paragraph-rsid="0005fd85" style:font-size-asian="17.5pt" style:font-size-complex="20pt"/>
    </style:style>
    <style:style style:name="P3" style:family="paragraph" style:parent-style-name="Standard">
      <style:text-properties fo:font-size="20pt" officeooo:rsid="0007b4a2" officeooo:paragraph-rsid="0007b4a2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/>
      <text:p text:style-name="P1"><draw:frame draw:style-name="fr1" draw:name="Image1" text:anchor-type="char" svg:width="13.653cm" svg:height="7.885cm" draw:z-index="0"><draw:image xlink:href="Pictures/10000001000002040000012A01FCF37C997B0226.png" xlink:type="simple" xlink:show="embed" xlink:actuate="onLoad" draw:mime-type="image/png"/></draw:frame><text:s/></text:p>
      <text:p text:style-name="P1"/>
      <text:p text:style-name="P1"/>
      <text:p text:style-name="P1"/>
      <text:p text:style-name="P1">Question 2}</text:p>
      <text:p text:style-name="P1"/>
      <text:p text:style-name="P1"/>
      <text:p text:style-name="P1"><draw:frame draw:style-name="fr2" draw:name="Image2" text:anchor-type="char" svg:width="17cm" svg:height="6.399cm" draw:z-index="1"><draw:image xlink:href="Pictures/100000010000036A0000014956C9422877930415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Question 3}</text:p>
      <text:p text:style-name="P1"/>
      <text:p text:style-name="P1"/>
      <text:p text:style-name="P1"><draw:frame draw:style-name="fr1" draw:name="Image3" text:anchor-type="char" svg:width="12.515cm" svg:height="8.969cm" draw:z-index="2"><draw:image xlink:href="Pictures/10000001000001D9000001538EB59C1D2D9762C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uestion 4}</text:p>
      <text:p text:style-name="P3"/>
      <text:p text:style-name="P3"><draw:frame draw:style-name="fr1" draw:name="Image4" text:anchor-type="char" svg:width="16.193cm" svg:height="3.281cm" draw:z-index="3"><draw:image xlink:href="Pictures/10000001000002640000007CFF101FC0CA04F34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7:28:58.184360780</meta:creation-date>
    <dc:date>2024-03-15T23:53:09.903428179</dc:date>
    <meta:editing-duration>PT54M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" meta:character-count="47" meta:non-whitespace-character-count="40"/>
  </office:meta>
</office:document-meta>
</file>